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CA8000010E0F378E2FB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313cm" svg:height="7.778cm" svg:x="14.208cm" svg:y="19.161cm">
          <draw:image xlink:href="Pictures/1000000000000CA8000010E0F378E2FB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7-04T23:05:36</dc:date>
    <meta:document-statistic meta:object-count="1"/>
    <meta:generator>LibreOffice/3.5$Linux_x86 LibreOffice_project/350m1$Build-2</meta:generator>
  </office:meta>
</office:document-meta>
</file>